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Table1" style:family="table">
      <style:table-properties style:width="6in" table:align="margins"/>
    </style:style>
    <style:style style:name="Table1.A" style:family="table-column">
      <style:table-column-properties style:column-width="1.2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agraph-properties fo:text-align="center"/>
    </style:style>
    <style:style style:name="fr1" style:family="graphic" style:parent-style-name="Frame">
      <style:graphic-properties style:vertical-pos="from-top" style:vertical-rel="page"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salutation"/>
        <text:variable-decl office:value-type="string" text:name="firstname"/>
        <text:variable-decl office:value-type="string" text:name="lastname"/>
        <text:variable-decl office:value-type="string" text:name="street"/>
        <text:variable-decl office:value-type="string" text:name="country"/>
        <text:variable-decl office:value-type="string" text:name="postalcode"/>
        <text:variable-decl office:value-type="string" text:name="cit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1.4783in" svg:y="2.0898in" svg:width="2.611in" draw:z-index="0">
        <draw:text-box fo:min-height="1.2366in">
          <text:section text:style-name="Sect1" text:name="Name" text:condition="ooow:NOT (lastname != &quot;&quot; OR firstname != &quot;&quot; OR salutation != &quot;&quot;)" text:display="condition">
            <text:p text:style-name="Frame_20_contents"><text:variable-set text:name="salutation" office:value-type="string">Mr.</text:variable-set><text:conditional-text text:condition="ooow:salutation" text:string-value-if-true=" " text:string-value-if-false=""> </text:conditional-text><text:variable-set text:name="firstname" office:value-type="string">Hugo</text:variable-set><text:conditional-text text:condition="ooow:salutation or firstname" text:string-value-if-true=" " text:string-value-if-false=""> </text:conditional-text><text:variable-set text:name="lastname" office:value-type="string">Testman</text:variable-set></text:p>
          </text:section>
          <text:section text:style-name="Sect1" text:name="Address" text:condition="ooow:street == &quot;&quot;" text:display="condition">
            <text:p text:style-name="Frame_20_contents"><text:variable-set text:name="street" office:value-type="string">Example Road 42</text:variable-set></text:p>
          </text:section>
          <text:section text:style-name="Sect1" text:name="country" text:condition="ooow:country == &quot;&quot; AND postalcode == &quot;&quot; AND city == &quot;&quot;" text:display="condition">
            <text:p text:style-name="Frame_20_contents"><text:variable-set text:name="country" office:value-type="string">A</text:variable-set><text:conditional-text text:condition="ooow:country" text:string-value-if-true="-" text:string-value-if-false="">-</text:conditional-text><text:variable-set text:name="postalcode" office:value-type="string">4711</text:variable-set><text:conditional-text text:condition="ooow:postalcode" text:string-value-if-true=" " text:string-value-if-false=""> </text:conditional-text><text:variable-set text:name="city" office:value-type="string">Nowhere</text:variable-set></text:p>
          </text:section>
          <text:p text:style-name="Frame_20_contents"/>
        </draw:text-box>
      </draw:frame>
      <draw:rect text:anchor-type="page" text:anchor-page-number="1" draw:z-index="1" draw:style-name="gr1" draw:text-style-name="P1" svg:width="1.5106in" svg:height="0.7803in" svg:x="1.7354in" svg:y="5.6957in">
        <text:p/>
      </draw:rec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is just an example letter that can be used for mail merge. Note that we can change the address above with the OOoPy transformation. Notice how the spaces between fields are defined as conditional text and the lines are defined as conditional sections.</text:p>
      <text:p text:style-name="Standard"/>
      <table:table table:name="Table1" table:style-name="Table1">
        <table:table-column table:style-name="Table1.A" table:number-columns-repeated="5"/>
        <table:table-header-rows>
          <table:table-row>
            <table:table-cell table:style-name="Table1.A1" office:value-type="string">
              <text:p text:style-name="Table_20_Heading">table</text:p>
            </table:table-cell>
            <table:table-cell table:style-name="Table1.A1" office:value-type="string">
              <text:p text:style-name="Table_20_Heading">cell</text:p>
            </table:table-cell>
            <table:table-cell table:style-name="Table1.A1" office:value-type="string">
              <text:p text:style-name="Table_20_Heading">cell2</text:p>
            </table:table-cell>
            <table:table-cell table:style-name="Table1.A1" office:value-type="string">
              <text:p text:style-name="Table_20_Heading">cell3</text:p>
            </table:table-cell>
            <table:table-cell table:style-name="Table1.E1" office:value-type="string">
              <text:p text:style-name="Table_20_Heading">cell4</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a</text:p>
          </table:table-cell>
          <table:table-cell table:style-name="Table1.A2" office:value-type="string">
            <text:p text:style-name="Table_20_Contents">b</text:p>
          </table:table-cell>
          <table:table-cell table:style-name="Table1.A2" office:value-type="string">
            <text:p text:style-name="Table_20_Contents">c</text:p>
          </table:table-cell>
          <table:table-cell table:style-name="Table1.E2" office:value-type="string">
            <text:p text:style-name="Table_20_Contents">d</text:p>
          </table:table-cell>
        </table:table-row>
      </table:table>
      <text:p text:style-name="Standard"><draw:frame draw:style-name="fr2" draw:name="Frame1" text:anchor-type="paragraph" svg:x="2.4083in" svg:y="0.1091in" svg:width="2.611in" draw:z-index="2"><draw:text-box fo:min-height="1.2366in"><text:section text:style-name="Sect1" text:name="Section1" text:condition="ooow:NOT (lastname != &quot;&quot; OR firstname != &quot;&quot; OR salutation != &quot;&quot;)" text:display="condition"><text:p text:style-name="Frame_20_contents"><text:variable-set text:name="salutation" office:value-type="string">Mr.</text:variable-set><text:conditional-text text:condition="ooow:salutation" text:string-value-if-true=" " text:string-value-if-false=""> </text:conditional-text><text:variable-set text:name="firstname" office:value-type="string">Hugo</text:variable-set><text:conditional-text text:condition="ooow:salutation or firstname" text:string-value-if-true=" " text:string-value-if-false=""> </text:conditional-text><text:variable-set text:name="lastname" office:value-type="string">Testman</text:variable-set></text:p></text:section><text:section text:style-name="Sect1" text:name="Section2" text:condition="ooow:street == &quot;&quot;" text:display="condition"><text:p text:style-name="Frame_20_contents"><text:variable-set text:name="street" office:value-type="string">Example Road 42</text:variable-set></text:p></text:section><text:section text:style-name="Sect1" text:name="Section3" text:condition="ooow:country == &quot;&quot; AND postalcode == &quot;&quot; AND city == &quot;&quot;" text:display="condition"><text:p text:style-name="Frame_20_contents"><text:variable-set text:name="country" office:value-type="string">A</text:variable-set><text:conditional-text text:condition="ooow:country" text:string-value-if-true="-" text:string-value-if-false="">-</text:conditional-text><text:variable-set text:name="postalcode" office:value-type="string">4711</text:variable-set><text:conditional-text text:condition="ooow:postalcode" text:string-value-if-true=" " text:string-value-if-false=""> </text:conditional-text><text:variable-set text:name="city" office:value-type="string">Nowhere</text:variable-set></text:p></text:section><text:p text:style-name="Frame_20_contents"/></draw:text-box></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4T15:14:26</meta:creation-date>
    <dc:creator>Ralf Schlatterbeck</dc:creator>
    <dc:date>2007-07-07T20:19:47</dc:date>
    <dc:language>en-US</dc:language>
    <meta:editing-cycles>8</meta:editing-cycles>
    <meta:editing-duration>PT1H20M53S</meta:editing-duration>
    <meta:user-defined meta:name="Info 1"/>
    <meta:user-defined meta:name="Info 2"/>
    <meta:user-defined meta:name="Info 3"/>
    <meta:user-defined meta:name="Info 4"/>
    <meta:document-statistic meta:table-count="1" meta:image-count="0" meta:object-count="0" meta:page-count="1" meta:paragraph-count="17" meta:word-count="54" meta:character-count="317"/>
  </office:meta>
</office:document-meta>
</file>